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b857e" officeooo:paragraph-rsid="000dcf44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0dcf44" officeooo:paragraph-rsid="000dcf44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fo:font-weight="normal" officeooo:rsid="000dcf44" officeooo:paragraph-rsid="000dcf44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Courier New" fo:font-size="10pt" fo:font-weight="normal" officeooo:rsid="000dcf44" officeooo:paragraph-rsid="000f6e6b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Courier New" fo:font-size="10pt" fo:font-weight="bold" officeooo:rsid="000f6e6b" officeooo:paragraph-rsid="000f6e6b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fo:font-weight="normal" officeooo:rsid="000f6e6b" officeooo:paragraph-rsid="000f6e6b" style:font-size-asian="8.75pt" style:font-weight-asian="normal" style:font-size-complex="10pt" style:font-weight-complex="normal"/>
    </style:style>
    <style:style style:name="T1" style:family="text">
      <style:text-properties officeooo:rsid="001b5d26"/>
    </style:style>
    <style:style style:name="T2" style:family="text">
      <style:text-properties officeooo:rsid="000dcf44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style:text-line-through-style="none" style:text-line-through-type="none" style:text-underline-style="solid" style:text-underline-type="double" style:text-underline-width="auto" style:text-underline-color="font-color"/>
    </style:style>
    <style:style style:name="T6" style:family="text">
      <style:text-properties style:text-underline-style="dotted" style:text-underline-width="bold" style:text-underline-color="font-color"/>
    </style:style>
    <style:style style:name="T7" style:family="text">
      <style:text-properties officeooo:rsid="000f6e6b"/>
    </style:style>
    <style:style style:name="T8" style:family="text">
      <style:text-properties style:text-underline-style="dotted" style:text-underline-width="bold" style:text-underline-color="font-color" officeooo:rsid="000f6e6b"/>
    </style:style>
    <style:style style:name="T9" style:family="text">
      <style:text-properties style:text-underline-style="dotted" style:text-underline-width="bold" style:text-underline-color="font-color" officeooo:rsid="000fad70"/>
    </style:style>
    <style:style style:name="T10" style:family="text">
      <style:text-properties officeooo:rsid="000fad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1</text:span><text:span text:style-name="T2">3</text:span></text:p>
      <text:p text:style-name="P1">Tema 4. Transformación Modelo Relacional</text:p>
      <text:p text:style-name="P1">Curso 25/26</text:p>
      <text:p text:style-name="P1">Adrián Campos Espejo</text:p>
      <text:p text:style-name="P1"/>
      <text:p text:style-name="P2">1. Relacion transformacion de atributos y entidades</text:p>
      <text:p text:style-name="P3"/>
      <text:p text:style-name="P3">Especie (<text:span text:style-name="T3">#id</text:span>, nombre_español, descripcion, poblacion, numero_machos, numero_hembra, nombre_cientifico)</text:p>
      <text:p text:style-name="P3">Habitat (<text:span text:style-name="T3">#id</text:span>, continente, nombre, clima, tipo_vegetacion, extension)</text:p>
      <text:p text:style-name="P3">Itinerario (<text:span text:style-name="T3">#id</text:span>, numero_especies, visitantes_max, longitud, <text:span text:style-name="T4">codigo</text:span>, duracion_total)</text:p>
      <text:p text:style-name="P3">Emplpeado (<text:span text:style-name="T3">#id</text:span>, nombre, <text:span text:style-name="T4">dni</text:span>, <text:span text:style-name="T5">email</text:span>, fecha_nacimiento, edad-d)</text:p>
      <text:p text:style-name="P3"/>
      <text:p text:style-name="P3"/>
      <text:p text:style-name="P2">2. Relacion transformacion de jerarquía</text:p>
      <text:p text:style-name="P3"/>
      <text:p text:style-name="P3">Especie (<text:span text:style-name="T3">#id</text:span>, nombre_español, descripcion, poblacion, numero_machos, numero_hembra, nombre_cientifico)</text:p>
      <text:p text:style-name="P3">Habitat (<text:span text:style-name="T3">#id</text:span>, continente, nombre, clima, tipo_vegetacion, extension)</text:p>
      <text:p text:style-name="P3">Itinerario (<text:span text:style-name="T3">#id</text:span>, numero_especies, visitantes_max, longitud, <text:span text:style-name="T4">codigo</text:span>, duracion_total)</text:p>
      <text:p text:style-name="P3">Emplpeado (<text:span text:style-name="T3">#id</text:span>, nombre, <text:span text:style-name="T4">dni</text:span>, <text:span text:style-name="T5">email</text:span>, fecha_nacimiento, edad-d)</text:p>
      <text:p text:style-name="P3"/>
      <text:p text:style-name="P3">Cuidador (<text:span text:style-name="T3">#empleado_id</text:span>, fecha_contrato, fecha_fin_contrato, tipo_contrato)</text:p>
      <text:p text:style-name="P3"><text:tab/>empleado_id → Empleado (Not Null, B:C, M:C)</text:p>
      <text:p text:style-name="P3">Guia(<text:span text:style-name="T3">#empleado_id</text:span>, titulo, especialidad, años_experiencia)</text:p>
      <text:p text:style-name="P3"><text:tab/>empleado_id → Empleado (Not Null, B:C, M:C)</text:p>
      <text:p text:style-name="P3"/>
      <text:p text:style-name="P3"/>
      <text:p text:style-name="P2">3. Relacion transformacion 1:N</text:p>
      <text:p text:style-name="P3"/>
      <text:p text:style-name="P3"/>
      <text:p text:style-name="P3">Habitat (<text:span text:style-name="T3">#id</text:span>, continente, nombre, clima, tipo_vegetacion, extension)</text:p>
      <text:p text:style-name="P3"/>
      <text:p text:style-name="P3">Emplpeado (<text:span text:style-name="T3">#id</text:span>, nombre, <text:span text:style-name="T4">dni</text:span>, <text:span text:style-name="T5">email</text:span>, fecha_nacimiento, edad-d)</text:p>
      <text:p text:style-name="P3"/>
      <text:p text:style-name="P3"/>
      <text:p text:style-name="P3">Guia(<text:span text:style-name="T3">#empleado_id</text:span>, titulo, especialidad, años_experiencia)</text:p>
      <text:p text:style-name="P3"><text:tab/>empleado_id → Empleado (Not Null, B:C, M:C)</text:p>
      <text:p text:style-name="P3"/>
      <text:p text:style-name="P3">Especie (<text:span text:style-name="T3">#id</text:span>, nombre_español, descripcion, poblacion, numero_machos, numero_hembra, nombre_cientifico, <text:span text:style-name="T6">habitat_id</text:span>)</text:p>
      <text:p text:style-name="P3"><text:tab/>habitat_id → Habitat (Not Null, B:R, M:R)</text:p>
      <text:p text:style-name="P3"/>
      <text:p text:style-name="P3">Cuidador (<text:span text:style-name="T3">#empleado_id</text:span>, fecha_contrato, fecha_fin_contrato, tipo_contrato, <text:span text:style-name="T6">habitat_id</text:span>)</text:p>
      <text:p text:style-name="P3"><text:tab/>empleado_id → Empleado (Not Null, B:C, M:C)</text:p>
      <text:p text:style-name="P3"><text:tab/>habitat_id → Habitat (Not Null, B:R, M:R)</text:p>
      <text:p text:style-name="P3"/>
      <text:p text:style-name="P3">Itinerario (<text:span text:style-name="T3">#id</text:span>, numero_especies, visitantes_max, longitud, <text:span text:style-name="T4">codigo</text:span>, duracion_total, <text:span text:style-name="T6">guia_id</text:span>)</text:p>
      <text:p text:style-name="P4"><text:tab/><text:span text:style-name="T7">guia_id → Guia </text:span>(Not Null, B:R, M:R)</text:p>
      <text:p text:style-name="P4"/>
      <text:p text:style-name="P4"/>
      <text:p text:style-name="P5">4. Relacion transformacion 1:1</text:p>
      <text:p text:style-name="P6"/>
      <text:p text:style-name="P4"/>
      <text:p text:style-name="P4">Emplpeado (<text:span text:style-name="T3">#id</text:span>, nombre, <text:span text:style-name="T4">dni</text:span>, <text:span text:style-name="T5">email</text:span>, fecha_nacimiento, edad-d)</text:p>
      <text:p text:style-name="P4"/>
      <text:p text:style-name="P4"/>
      <text:p text:style-name="P4">Guia(<text:span text:style-name="T3">#empleado_id</text:span>, titulo, especialidad, años_experiencia)</text:p>
      <text:p text:style-name="P4"><text:tab/>empleado_id → Empleado (Not Null, B:C, M:C)</text:p>
      <text:p text:style-name="P4"/>
      <text:p text:style-name="P4"><text:soft-page-break/>Especie (<text:span text:style-name="T3">#id</text:span>, nombre_español, descripcion, poblacion, numero_machos, numero_hembra, nombre_cientifico, <text:span text:style-name="T6">habitat_id</text:span>)</text:p>
      <text:p text:style-name="P4"><text:tab/>habitat_id → Habitat (Not Null, B:R, M:R)</text:p>
      <text:p text:style-name="P4"/>
      <text:p text:style-name="P4">Cuidador (<text:span text:style-name="T3">#empleado_id</text:span>, fecha_contrato, fecha_fin_contrato, tipo_contrato, <text:span text:style-name="T6">habitat_id</text:span>)</text:p>
      <text:p text:style-name="P4"><text:tab/>empleado_id → Empleado (Not Null, B:C, M:C)</text:p>
      <text:p text:style-name="P4"><text:tab/>habitat_id → Habitat (Not Null, B:R, M:R)</text:p>
      <text:p text:style-name="P4"/>
      <text:p text:style-name="P4">Itinerario (<text:span text:style-name="T3">#id</text:span>, numero_especies, visitantes_max, longitud, <text:span text:style-name="T4">codigo</text:span>, duracion_total, <text:span text:style-name="T6">guia_id</text:span>)</text:p>
      <text:p text:style-name="P4"><text:tab/><text:span text:style-name="T7">guia_id → Guia </text:span>(Not Null, B:R, M:R)</text:p>
      <text:p text:style-name="P4"/>
      <text:p text:style-name="P4">Habitat (<text:span text:style-name="T3">#id</text:span>, continente, nombre, clima, tipo_vegetacion, extension, <text:span text:style-name="T8">cuidador</text:span><text:span text:style-name="T9">_jefe</text:span><text:span text:style-name="T8">_id</text:span>)</text:p>
      <text:p text:style-name="P4"><text:tab/><text:span text:style-name="T7">cuidador</text:span><text:span text:style-name="T10">_jefe</text:span><text:span text:style-name="T7">_id → Cuidador </text:span>(Not Null, B:R, M:R)</text:p>
      <text:p text:style-name="P4"/>
      <text:p text:style-name="P6"/>
      <text:p text:style-name="P5">5. Relacion transformacion M:N</text:p>
      <text:p text:style-name="P6"/>
      <text:p text:style-name="P4">Emplpeado (<text:span text:style-name="T3">#id</text:span>, nombre, <text:span text:style-name="T4">dni</text:span>, <text:span text:style-name="T5">email</text:span>, fecha_nacimiento, edad-d)</text:p>
      <text:p text:style-name="P4"/>
      <text:p text:style-name="P4"/>
      <text:p text:style-name="P4">Guia(<text:span text:style-name="T3">#empleado_id</text:span>, titulo, especialidad, años_experiencia)</text:p>
      <text:p text:style-name="P4"><text:tab/>empleado_id → Empleado (Not Null, B:C, M:C)</text:p>
      <text:p text:style-name="P4"/>
      <text:p text:style-name="P4">Especie (<text:span text:style-name="T3">#id</text:span>, nombre_español, descripcion, poblacion, numero_machos, numero_hembra, nombre_cientifico, <text:span text:style-name="T6">habitat_id</text:span>)</text:p>
      <text:p text:style-name="P4"><text:tab/>habitat_id → Habitat (Not Null, B:R, M:R)</text:p>
      <text:p text:style-name="P4"/>
      <text:p text:style-name="P4">Cuidador (<text:span text:style-name="T3">#empleado_id</text:span>, fecha_contrato, fecha_fin_contrato, tipo_contrato, <text:span text:style-name="T6">habitat_id</text:span>)</text:p>
      <text:p text:style-name="P4"><text:tab/>empleado_id → Empleado (Not Null, B:C, M:C)</text:p>
      <text:p text:style-name="P4"><text:tab/>habitat_id → Habitat (Not Null, B:R, M:R)</text:p>
      <text:p text:style-name="P4"/>
      <text:p text:style-name="P4">Itinerario (<text:span text:style-name="T3">#id</text:span>, numero_especies, visitantes_max, longitud, <text:span text:style-name="T4">codigo</text:span>, duracion_total, <text:span text:style-name="T6">guia_id</text:span>)</text:p>
      <text:p text:style-name="P4"><text:tab/><text:span text:style-name="T7">guia_id → Guia </text:span>(Not Null, B:R, M:R)</text:p>
      <text:p text:style-name="P4"/>
      <text:p text:style-name="P4">Habitat (<text:span text:style-name="T3">#id</text:span>, continente, nombre, clima, tipo_vegetacion, extension, <text:span text:style-name="T8">cuidador_id</text:span>)</text:p>
      <text:p text:style-name="P4"><text:tab/><text:span text:style-name="T7">cuidador_id → Cuidador </text:span>(Not Null, B:R, M:R)</text:p>
      <text:p text:style-name="P4"/>
      <text:p text:style-name="P6">habitat_itinerario (<text:span text:style-name="T3">#habitat_id, #itinerario_id</text:span>, tiempo)</text:p>
      <text:p text:style-name="P6"><text:tab/>habitat_id → Habitat <text:span text:style-name="T2">(Not Null, B:R, M:R)</text:span></text:p>
      <text:p text:style-name="P6"><text:tab/>itinerario_id → Itinerario <text:span text:style-name="T2">(Not Null, B:R, M:R)</text:span></text:p>
      <text:p text:style-name="P6"/>
      <text:p text:style-name="P6"/>
      <text:p text:style-name="P5">6. Modelo Relacional Definitivo</text:p>
      <text:p text:style-name="P4"/>
      <text:p text:style-name="P4">Emplpeado (<text:span text:style-name="T3">#id</text:span>, nombre, <text:span text:style-name="T4">dni</text:span>, <text:span text:style-name="T5">email</text:span>, fecha_nacimiento, edad-d)</text:p>
      <text:p text:style-name="P4"/>
      <text:p text:style-name="P4"/>
      <text:p text:style-name="P4">Guia(<text:span text:style-name="T3">#empleado_id</text:span>, titulo, especialidad, años_experiencia)</text:p>
      <text:p text:style-name="P4"><text:tab/>empleado_id → Empleado (Not Null, B:C, M:C)</text:p>
      <text:p text:style-name="P4"/>
      <text:p text:style-name="P4">Especie (<text:span text:style-name="T3">#id</text:span>, nombre_español, descripcion, poblacion, numero_machos, numero_hembra, nombre_cientifico, <text:span text:style-name="T6">habitat_id</text:span>)</text:p>
      <text:p text:style-name="P4"><text:tab/>habitat_id → Habitat (Not Null, B:R, M:R)</text:p>
      <text:p text:style-name="P4"/>
      <text:p text:style-name="P4">Cuidador (<text:span text:style-name="T3">#empleado_id</text:span>, fecha_contrato, fecha_fin_contrato, tipo_contrato, <text:span text:style-name="T6">habitat_id</text:span>)</text:p>
      <text:p text:style-name="P4"><text:tab/>empleado_id → Empleado (Not Null, B:C, M:C)</text:p>
      <text:p text:style-name="P4"><text:tab/>habitat_id → Habitat (Not Null, B:R, M:R)</text:p>
      <text:p text:style-name="P4"><text:soft-page-break/></text:p>
      <text:p text:style-name="P4">Itinerario (<text:span text:style-name="T3">#id</text:span>, numero_especies, visitantes_max, longitud, <text:span text:style-name="T4">codigo</text:span>, duracion_total, <text:span text:style-name="T6">guia_id</text:span>)</text:p>
      <text:p text:style-name="P4"><text:tab/><text:span text:style-name="T7">guia_id → Guia </text:span>(Not Null, B:R, M:R)</text:p>
      <text:p text:style-name="P4"/>
      <text:p text:style-name="P4">Habitat (<text:span text:style-name="T3">#id</text:span>, continente, nombre, clima, tipo_vegetacion, extension, <text:span text:style-name="T8">cuidador_id</text:span>)</text:p>
      <text:p text:style-name="P4"><text:tab/><text:span text:style-name="T7">cuidador_id → Cuidador </text:span>(Not Null, B:R, M:R)</text:p>
      <text:p text:style-name="P4"/>
      <text:p text:style-name="P6">habitat_itinerario (<text:span text:style-name="T3">#habitat_id, #itinerario_id</text:span>, tiempo)</text:p>
      <text:p text:style-name="P6"><text:tab/>habitat_id → Habitat <text:span text:style-name="T2">(Not Null, B:R, M:R)</text:span></text:p>
      <text:p text:style-name="P6"><text:tab/>itinerario_id → Itinerario <text:span text:style-name="T2">(Not Null, B:R, M:R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9:14:34.370172000</meta:creation-date>
    <dc:date>2025-11-26T10:14:51.647458900</dc:date>
    <meta:editing-duration>PT48M52S</meta:editing-duration>
    <meta:editing-cycles>2</meta:editing-cycles>
    <meta:generator>LibreOffice/25.8.2.2$Windows_X86_64 LibreOffice_project/d401f2107ccab8f924a8e2df40f573aab7605b6f</meta:generator>
    <meta:print-date>2025-11-26T09:31:33.754039700</meta:print-date>
    <meta:printed-by>Archivos PDF</meta:printed-by>
    <meta:document-statistic meta:table-count="0" meta:image-count="0" meta:object-count="0" meta:page-count="3" meta:paragraph-count="75" meta:word-count="485" meta:character-count="4365" meta:non-whitespace-character-count="3926"/>
  </office:meta>
</office:document-meta>
</file>